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r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o fence="true" stretchy="false">(</mo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row>
                      <mi>i</mi>
                      <mo stretchy="false">=</mo>
                      <mi>n</mi>
                    </mrow>
                  </munderover>
                  <mrow>
                    <mo fence="true" stretchy="false">(</mo>
                    <mrow>
                      <mrow>
                        <mi mathvariant="italic">Xi</mi>
                        <mo stretchy="false">−</mo>
                        <mi mathvariant="italic">Xmean</mi>
                      </mrow>
                    </mrow>
                    <mo fence="true" stretchy="false">)</mo>
                  </mrow>
                </mrow>
                <mrow>
                  <mo fence="true" stretchy="false">(</mo>
                  <mrow>
                    <mrow>
                      <mi mathvariant="italic">Yi</mi>
                      <mo stretchy="false">−</mo>
                      <mi mathvariant="italic">Ymean</mi>
                    </mrow>
                  </mrow>
                  <mo fence="true" stretchy="false">)</mo>
                </mrow>
              </mrow>
            </mrow>
            <mo fence="true" stretchy="false">)</mo>
          </mrow>
          <mrow>
            <mo fence="true" stretchy="false">(</mo>
            <mrow>
              <mrow>
                <msqrt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row>
                        <mi>i</mi>
                        <mo stretchy="false">=</mo>
                        <mi>n</mi>
                      </mrow>
                    </munderover>
                    <msup>
                      <mrow>
                        <mo fence="true" stretchy="false">(</mo>
                        <mrow>
                          <mrow>
                            <mi mathvariant="italic">Xi</mi>
                            <mo stretchy="false">−</mo>
                            <mi mathvariant="italic">Xmean</mi>
                          </mrow>
                        </mrow>
                        <mo fence="true" stretchy="false">)</mo>
                      </mrow>
                      <mn>2</mn>
                    </msup>
                  </mrow>
                </msqrt>
                <msqrt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row>
                        <mi>i</mi>
                        <mo stretchy="false">=</mo>
                        <mi>n</mi>
                      </mrow>
                    </munderover>
                    <msup>
                      <mrow>
                        <mo fence="true" stretchy="false">(</mo>
                        <mrow>
                          <mrow>
                            <mi mathvariant="italic">Yi</mi>
                            <mo stretchy="false">−</mo>
                            <mi mathvariant="italic">Ymean</mi>
                          </mrow>
                        </mrow>
                        <mo fence="true" stretchy="false">)</mo>
                      </mrow>
                      <mn>2</mn>
                    </msup>
                  </mrow>
                </msqrt>
              </mrow>
            </mrow>
            <mo fence="true" stretchy="false">)</mo>
          </mrow>
        </mfrac>
      </mrow>
    </mrow>
    <annotation encoding="StarMath 5.0">r( x,y)=(sum from{ i=1 } to {i=n}( Xi-Xmean ) (Yi-Ymean ))over    (sqrt{sum from {i=1} to {i=n}(Xi-Xmean)^2}  sqrt{sum from {i=1} to {i=n}(Yi-Ymean)^2}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4:17:25.235876662</meta:creation-date>
    <dc:date>2018-11-17T14:47:26.716257683</dc:date>
    <meta:editing-duration>PT19M51S</meta:editing-duration>
    <meta:editing-cycles>1</meta:editing-cycles>
    <meta:generator>LibreOffice/5.4.0.3$MacOSX_X86_64 LibreOffice_project/7556cbc6811c9d992f4064ab9287069087d7f62c</meta:generator>
  </office:meta>
</office:document-meta>
</file>